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32E651EE42EE76C3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12.62cm" fo:min-width="12.654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202cm" fo:min-width="14.60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26cm" svg:height="13.4cm" svg:x="2.74cm" svg:y="8.066cm">
          <draw:image xlink:href="Pictures/100002010000028000000232E651EE42EE76C372.png" xlink:type="simple" xlink:show="embed" xlink:actuate="onLoad" loext:mime-type="image/png">
            <text:p/>
          </draw:image>
        </draw:frame>
        <draw:custom-shape draw:style-name="gr2" draw:text-style-name="P2" draw:layer="layout" svg:width="18.6cm" svg:height="18.2cm" svg:x="1cm" svg:y="5.6cm">
          <text:p/>
          <draw:enhanced-geometry svg:viewBox="0 0 21600 21600" draw:glue-points="10800 0 3163 3163 0 10800 3163 18437 10800 21600 18437 18437 21600 10800 18437 3163" draw:text-areas="3163 3163 18437 18437" draw:type="ring" draw:modifiers="647.9643975605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18.303cm" svg:height="0.548cm" draw:transform="rotate (-0.68015480950219) translate (3.477cm 8.457cm)">
          <text:p/>
          <draw:enhanced-geometry svg:viewBox="0 0 21600 21600" draw:glue-points="?f6 0 10800 ?f8 ?f11 10800 ?f9 21600 10800 ?f10 ?f5 10800" draw:text-areas="?f3 ?f3 ?f4 ?f4" draw:type="parallelogram" draw:modifiers="335.139860139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1cm" svg:height="0.001cm" svg:x="23.2cm" svg:y="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3T19:15:52.919952835</dc:date>
    <meta:editing-duration>PT4M57S</meta:editing-duration>
    <meta:editing-cycles>1</meta:editing-cycles>
    <meta:document-statistic meta:object-count="4"/>
    <meta:generator>LibreOffice/6.4.7.2$Linux_X86_64 LibreOffice_project/40$Build-2</meta:generator>
  </office:meta>
</office:document-meta>
</file>